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1000000010A7CAA7B2.jpg"/>
  <manifest:file-entry manifest:media-type="image/png" manifest:full-path="Pictures/10000201000000100000001073D1CE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  <style:text-properties fo:font-size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combobox form:name="Combo Box 1" form:control-implementation="ooo:com.sun.star.form.component.ComboBox" form:id="control1" form:dropdown="true" form:size="20" form:current-value="01/2012" form:value="01/201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button form:name="Push Button 1" form:control-implementation="ooo:com.sun.star.form.component.CommandButton" form:id="control2" form:label="Punch Star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form:id="control3" form:dropdown="true" form:size="20" form:current-value="01/2012" form:value="01/201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4" form:dropdown="true" form:size="20" form:current-value="01/2012" form:value="01/201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5" form:dropdown="true" form:size="20" form:current-value="01/2012" form:value="01/201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6" form:dropdown="true" form:size="20" form:current-value="08" form:value="08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7" form:dropdown="true" form:size="20" form:current-value="23" form:value="2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8" form:dropdown="true" form:size="20" form:current-value="13" form:value="1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9" form:dropdown="true" form:size="20" form:current-value="11" form:value="11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0" form:dropdown="true" form:size="20" form:current-value="14" form:value="14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1" form:dropdown="true" form:size="20" form:current-value="03" form:value="0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2" form:dropdown="true" form:size="20" form:current-value="18" form:value="18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3" form:dropdown="true" form:size="20" form:current-value="02" form:value="0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text form:name="Text Box 1" form:control-implementation="ooo:com.sun.star.form.component.TextField" form:id="control1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2" form:control-implementation="ooo:com.sun.star.form.component.TextField" form:id="control1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combobox form:name="Combo Box 1" form:control-implementation="ooo:com.sun.star.form.component.ComboBox" form:id="control16" form:dropdown="true" form:size="20" form:current-value="08" form:value="08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7" form:dropdown="true" form:size="20" form:current-value="23" form:value="2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8" form:dropdown="true" form:size="20" form:current-value="13" form:value="1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19" form:dropdown="true" form:size="20" form:current-value="11" form:value="11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20" form:dropdown="true" form:size="20" form:current-value="14" form:value="14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21" form:dropdown="true" form:size="20" form:current-value="03" form:value="03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22" form:dropdown="true" form:size="20" form:current-value="18" form:value="18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combobox form:name="Combo Box 1" form:control-implementation="ooo:com.sun.star.form.component.ComboBox" form:id="control23" form:dropdown="true" form:size="20" form:current-value="02" form:value="02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</form:properties>
            </form:combobox>
            <form:text form:name="Text Box 1" form:control-implementation="ooo:com.sun.star.form.component.TextField" form:id="control24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2" form:control-implementation="ooo:com.sun.star.form.component.TextField" form:id="control2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form:id="control26" form:label="Punch En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ontrol draw:style-name="standard" draw:text-style-name="P1" draw:layer="controls" svg:width="6cm" svg:height="1cm" svg:x="7.5cm" svg:y="3.2cm" draw:control="control1"/>
        <draw:control draw:style-name="standard" draw:text-style-name="P2" draw:layer="controls" svg:width="4cm" svg:height="1cm" svg:x="6.6cm" svg:y="1.1cm" draw:control="control2"/>
        <draw:control draw:style-name="standard" draw:text-style-name="P1" draw:layer="controls" svg:width="6cm" svg:height="1cm" svg:x="7.5cm" svg:y="3.2cm" draw:control="control3"/>
        <draw:control draw:style-name="standard" draw:text-style-name="P1" draw:layer="controls" svg:width="6cm" svg:height="1cm" svg:x="7.5cm" svg:y="3.2cm" draw:control="control4"/>
        <draw:control draw:style-name="standard" draw:text-style-name="P1" draw:layer="controls" svg:width="6cm" svg:height="1cm" svg:x="7.5cm" svg:y="3.2cm" draw:control="control5"/>
        <draw:frame draw:style-name="gr1" draw:layer="layout" svg:width="2.966cm" svg:height="0.99cm" svg:x="2.5cm" svg:y="7.227cm">
          <draw:text-box>
            <text:p>1.1.2012</text:p>
          </draw:text-box>
        </draw:frame>
        <draw:control draw:style-name="standard" draw:text-style-name="P3" draw:layer="controls" svg:width="1.5cm" svg:height="1cm" svg:x="6.5cm" svg:y="7.2cm" draw:control="control6"/>
        <draw:control draw:style-name="standard" draw:text-style-name="P3" draw:layer="controls" svg:width="1.5cm" svg:height="1cm" svg:x="8.2cm" svg:y="7.2cm" draw:control="control7"/>
        <draw:control draw:style-name="standard" draw:text-style-name="P3" draw:layer="controls" svg:width="1.5cm" svg:height="1cm" svg:x="12.8cm" svg:y="7.2cm" draw:control="control8"/>
        <draw:control draw:style-name="standard" draw:text-style-name="P3" draw:layer="controls" svg:width="1.5cm" svg:height="1cm" svg:x="14.5cm" svg:y="7.2cm" draw:control="control9"/>
        <draw:control draw:style-name="standard" draw:text-style-name="P3" draw:layer="controls" svg:width="1.5cm" svg:height="1cm" svg:x="6.5cm" svg:y="8.5cm" draw:control="control10"/>
        <draw:control draw:style-name="standard" draw:text-style-name="P3" draw:layer="controls" svg:width="1.5cm" svg:height="1cm" svg:x="8.2cm" svg:y="8.5cm" draw:control="control11"/>
        <draw:control draw:style-name="standard" draw:text-style-name="P3" draw:layer="controls" svg:width="1.5cm" svg:height="1cm" svg:x="12.8cm" svg:y="8.5cm" draw:control="control12"/>
        <draw:control draw:style-name="standard" draw:text-style-name="P3" draw:layer="controls" svg:width="1.5cm" svg:height="1cm" svg:x="14.5cm" svg:y="8.5cm" draw:control="control13"/>
        <draw:control draw:style-name="standard" draw:text-style-name="P4" draw:layer="controls" svg:width="5.5cm" svg:height="1cm" svg:x="17.5cm" svg:y="7.2cm" draw:control="control14"/>
        <draw:control draw:style-name="standard" draw:text-style-name="P4" draw:layer="controls" svg:width="5.5cm" svg:height="1cm" svg:x="17.5cm" svg:y="8.7cm" draw:control="control15"/>
        <draw:frame draw:style-name="gr2" draw:layer="layout" svg:width="2.5cm" svg:height="0.962cm" svg:x="24.4cm" svg:y="7.2cm">
          <draw:text-box>
            <text:p>8:12</text:p>
          </draw:text-box>
        </draw:frame>
        <draw:frame draw:style-name="gr3" draw:text-style-name="P5" draw:layer="layout" svg:width="3cm" svg:height="0.962cm" svg:x="2.5cm" svg:y="5.7cm">
          <draw:text-box>
            <text:p><text:span text:style-name="T1">Date</text:span></text:p>
          </draw:text-box>
        </draw:frame>
        <draw:frame draw:style-name="gr2" draw:text-style-name="P5" draw:layer="layout" svg:width="4.4cm" svg:height="0.962cm" svg:x="6cm" svg:y="5.7cm">
          <draw:text-box>
            <text:p><text:span text:style-name="T1">Start Hour</text:span></text:p>
          </draw:text-box>
        </draw:frame>
        <draw:frame draw:style-name="gr2" draw:text-style-name="P5" draw:layer="layout" svg:width="4.4cm" svg:height="0.962cm" svg:x="12.4cm" svg:y="5.7cm">
          <draw:text-box>
            <text:p><text:span text:style-name="T1">End Hour</text:span></text:p>
          </draw:text-box>
        </draw:frame>
        <draw:frame draw:style-name="gr2" draw:text-style-name="P5" draw:layer="layout" svg:width="4.4cm" svg:height="0.962cm" svg:x="17.5cm" svg:y="5.7cm">
          <draw:text-box>
            <text:p><text:span text:style-name="T1">Comment</text:span></text:p>
          </draw:text-box>
        </draw:frame>
        <draw:frame draw:style-name="gr2" draw:text-style-name="P5" draw:layer="layout" svg:width="4.4cm" svg:height="0.962cm" svg:x="23.1cm" svg:y="5.7cm">
          <draw:text-box>
            <text:p><text:span text:style-name="T1">Summary</text:span></text:p>
          </draw:text-box>
        </draw:frame>
        <draw:frame draw:style-name="gr1" draw:layer="layout" svg:width="2.966cm" svg:height="0.99cm" svg:x="2.5cm" svg:y="10.027cm">
          <draw:text-box>
            <text:p>2.1.2012</text:p>
          </draw:text-box>
        </draw:frame>
        <draw:frame draw:style-name="gr2" draw:layer="layout" svg:width="2.5cm" svg:height="0.962cm" svg:x="24.4cm" svg:y="10cm">
          <draw:text-box>
            <text:p>8:12</text:p>
          </draw:text-box>
        </draw:frame>
        <draw:control draw:style-name="standard" draw:text-style-name="P3" draw:layer="controls" svg:width="1.5cm" svg:height="1cm" svg:x="6.5cm" svg:y="10cm" draw:control="control16"/>
        <draw:control draw:style-name="standard" draw:text-style-name="P3" draw:layer="controls" svg:width="1.5cm" svg:height="1cm" svg:x="8.2cm" svg:y="10cm" draw:control="control17"/>
        <draw:control draw:style-name="standard" draw:text-style-name="P3" draw:layer="controls" svg:width="1.5cm" svg:height="1cm" svg:x="12.8cm" svg:y="10cm" draw:control="control18"/>
        <draw:control draw:style-name="standard" draw:text-style-name="P3" draw:layer="controls" svg:width="1.5cm" svg:height="1cm" svg:x="14.5cm" svg:y="10cm" draw:control="control19"/>
        <draw:control draw:style-name="standard" draw:text-style-name="P3" draw:layer="controls" svg:width="1.5cm" svg:height="1cm" svg:x="6.5cm" svg:y="11.3cm" draw:control="control20"/>
        <draw:control draw:style-name="standard" draw:text-style-name="P3" draw:layer="controls" svg:width="1.5cm" svg:height="1cm" svg:x="8.2cm" svg:y="11.3cm" draw:control="control21"/>
        <draw:control draw:style-name="standard" draw:text-style-name="P3" draw:layer="controls" svg:width="1.5cm" svg:height="1cm" svg:x="12.8cm" svg:y="11.3cm" draw:control="control22"/>
        <draw:control draw:style-name="standard" draw:text-style-name="P3" draw:layer="controls" svg:width="1.5cm" svg:height="1cm" svg:x="14.5cm" svg:y="11.3cm" draw:control="control23"/>
        <draw:control draw:style-name="standard" draw:text-style-name="P4" draw:layer="controls" svg:width="5.5cm" svg:height="1cm" svg:x="17.5cm" svg:y="10cm" draw:control="control24"/>
        <draw:control draw:style-name="standard" draw:text-style-name="P4" draw:layer="controls" svg:width="5.5cm" svg:height="1cm" svg:x="17.5cm" svg:y="11.5cm" draw:control="control25"/>
        <draw:frame draw:style-name="gr2" draw:text-style-name="P5" draw:layer="layout" svg:width="3cm" svg:height="0.962cm" svg:x="20cm" svg:y="18.338cm">
          <draw:text-box>
            <text:p><text:span text:style-name="T1">Ceiling</text:span></text:p>
          </draw:text-box>
        </draw:frame>
        <draw:frame draw:style-name="gr2" draw:layer="layout" svg:width="2.5cm" svg:height="0.962cm" svg:x="24.5cm" svg:y="18.3cm">
          <draw:text-box>
            <text:p>175:00</text:p>
          </draw:text-box>
        </draw:frame>
        <draw:frame draw:style-name="gr2" draw:text-style-name="P5" draw:layer="layout" svg:width="3cm" svg:height="0.962cm" svg:x="20cm" svg:y="17.338cm">
          <draw:text-box>
            <text:p><text:span text:style-name="T1">Done</text:span></text:p>
          </draw:text-box>
        </draw:frame>
        <draw:frame draw:style-name="gr2" draw:layer="layout" svg:width="2.5cm" svg:height="0.962cm" svg:x="24.5cm" svg:y="17.3cm">
          <draw:text-box>
            <text:p>145:00</text:p>
          </draw:text-box>
        </draw:frame>
        <draw:control draw:style-name="standard" draw:text-style-name="P2" draw:layer="controls" svg:width="4cm" svg:height="1cm" svg:x="13.4cm" svg:y="1.1cm" draw:control="control26"/>
        <draw:frame draw:style-name="gr4" draw:text-style-name="P6" draw:layer="layout" svg:width="0.72cm" svg:height="0.72cm" svg:x="3.5cm" svg:y="11.3cm">
          <draw:image xlink:href="Pictures/100000000000001000000010A7CAA7B2.jpg" xlink:type="simple" xlink:show="embed" xlink:actuate="onLoad">
            <text:p/>
          </draw:image>
        </draw:frame>
        <draw:frame draw:style-name="gr5" draw:text-style-name="P6" draw:layer="layout" svg:width="0.62cm" svg:height="0.62cm" svg:x="23.394cm" svg:y="7.4cm">
          <draw:image xlink:href="Pictures/10000201000000100000001073D1CEE1.png" xlink:type="simple" xlink:show="embed" xlink:actuate="onLoad">
            <text:p/>
          </draw:image>
        </draw:frame>
        <draw:frame draw:style-name="gr5" draw:text-style-name="P6" draw:layer="layout" svg:width="0.62cm" svg:height="0.62cm" svg:x="23.394cm" svg:y="8.9cm">
          <draw:image xlink:href="Pictures/10000201000000100000001073D1CEE1.png" xlink:type="simple" xlink:show="embed" xlink:actuate="onLoad">
            <text:p/>
          </draw:image>
        </draw:frame>
        <draw:frame draw:style-name="gr5" draw:text-style-name="P6" draw:layer="layout" svg:width="0.62cm" svg:height="0.62cm" svg:x="23.394cm" svg:y="10.2cm">
          <draw:image xlink:href="Pictures/10000201000000100000001073D1CEE1.png" xlink:type="simple" xlink:show="embed" xlink:actuate="onLoad">
            <text:p/>
          </draw:image>
        </draw:frame>
        <draw:frame draw:style-name="gr5" draw:text-style-name="P6" draw:layer="layout" svg:width="0.62cm" svg:height="0.62cm" svg:x="23.394cm" svg:y="11.6cm">
          <draw:image xlink:href="Pictures/10000201000000100000001073D1CEE1.png" xlink:type="simple" xlink:show="embed" xlink:actuate="onLoad">
            <text:p/>
          </draw:image>
        </draw:frame>
        <draw:frame draw:style-name="gr4" draw:text-style-name="P6" draw:layer="layout" svg:width="0.72cm" svg:height="0.72cm" svg:x="3.4cm" svg:y="8.2cm">
          <draw:image xlink:href="Pictures/100000000000001000000010A7CAA7B2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W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sirkin </meta:initial-creator>
    <meta:creation-date>2012-04-03T17:49:41</meta:creation-date>
    <meta:editing-duration>PT01H54M12S</meta:editing-duration>
    <meta:editing-cycles>17</meta:editing-cycles>
    <dc:date>2012-04-03T22:37:09</dc:date>
    <dc:creator>tsirkin </dc:creator>
    <meta:generator>OpenOffice.org/3.2$Linux OpenOffice.org_project/320m12$Build-9483</meta:generator>
    <meta:document-statistic meta:object-count="68"/>
  </office:meta>
</office:document-meta>
</file>